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Text_20_body">
      <style:paragraph-properties fo:margin-left="0.2811in" fo:margin-right="0in" fo:text-align="justify" style:justify-single-word="false" fo:text-indent="-0.25in" style:auto-text-indent="false">
        <style:tab-stops/>
      </style:paragraph-properties>
    </style:style>
    <style:style style:name="P5" style:family="paragraph" style:parent-style-name="Standard">
      <style:paragraph-properties fo:text-align="justify" style:justify-single-word="false" fo:padding="0.0291in" fo:border-left="none" fo:border-right="none" fo:border-top="none" fo:border-bottom="0.0138in solid #000000" style:join-border="false"/>
    </style:style>
    <style:style style:name="P6" style:family="paragraph" style:parent-style-name="Text_20_body">
      <style:paragraph-properties fo:margin-left="0.4925in" fo:margin-right="0in" fo:text-align="justify" style:justify-single-word="false" fo:text-indent="0in" style:auto-text-indent="false"/>
    </style:style>
    <style:style style:name="P7" style:family="paragraph" style:parent-style-name="Text_20_body">
      <style:paragraph-properties fo:margin-left="0.4925in" fo:margin-right="0in" fo:text-align="start" style:justify-single-word="false" fo:text-indent="0in" style:auto-text-indent="false"/>
    </style:style>
    <style:style style:name="P8" style:family="paragraph" style:parent-style-name="Text_20_body" style:master-page-name="">
      <style:paragraph-properties fo:margin-left="0.9839in" fo:margin-right="0in" fo:text-align="justify" style:justify-single-word="false" fo:text-indent="-0.9839in" style:auto-text-indent="false" style:page-number="auto" fo:background-color="transparent" style:shadow="none">
        <style:background-image/>
      </style:paragraph-properties>
    </style:style>
    <style:style style:name="P9" style:family="paragraph" style:parent-style-name="Text_20_body">
      <style:paragraph-properties fo:margin-left="0.9839in" fo:margin-right="0in" fo:text-align="justify" style:justify-single-word="false" fo:text-indent="-0.9839in" style:auto-text-indent="false" fo:background-color="transparent" style:shadow="none">
        <style:background-image/>
      </style:paragraph-properties>
    </style:style>
    <style:style style:name="P10" style:family="paragraph" style:parent-style-name="Text_20_body">
      <style:paragraph-properties fo:margin-left="0.9839in" fo:margin-right="0in" fo:text-align="justify" style:justify-single-word="false" fo:text-indent="-0.9839in" style:auto-text-indent="false" fo:background-color="transparent" style:shadow="none">
        <style:tab-stops/>
        <style:background-image/>
      </style:paragraph-properties>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4">
      <style:paragraph-properties fo:text-align="start" style:justify-single-word="false"/>
    </style:style>
    <style:style style:name="P16" style:family="paragraph" style:parent-style-name="Text_20_body" style:list-style-name="L5">
      <style:paragraph-properties fo:text-align="start" style:justify-single-word="false"/>
    </style:style>
    <style:style style:name="P17" style:family="paragraph" style:parent-style-name="Text_20_body" style:list-style-name="L2">
      <style:paragraph-properties fo:margin-left="0in" fo:margin-right="0in" fo:text-align="justify" style:justify-single-word="false" fo:text-indent="-0.25in" style:auto-text-indent="false">
        <style:tab-stops/>
      </style:paragraph-properties>
    </style:style>
    <style:style style:name="P18" style:family="paragraph" style:parent-style-name="Text_20_body" style:list-style-name="L3">
      <style:paragraph-properties fo:margin-left="0in" fo:margin-right="0in" fo:text-align="justify" style:justify-single-word="false" fo:text-indent="0in" style:auto-text-indent="false"/>
    </style:style>
    <style:style style:name="P19" style:family="paragraph" style:parent-style-name="Heading_20_1">
      <style:paragraph-properties fo:text-align="justify" style:justify-single-word="false"/>
    </style:style>
    <style:style style:name="P20" style:family="paragraph" style:parent-style-name="Heading_20_3">
      <style:paragraph-properties fo:text-align="justify" style:justify-single-word="false"/>
    </style:style>
    <style:style style:name="P21" style:family="paragraph" style:parent-style-name="Heading_20_3">
      <style:paragraph-properties fo:text-align="justify" style:justify-single-word="false"/>
      <style:text-properties style:font-name-asian="DejaVu Sans" style:font-name-complex="DejaVu Sans"/>
    </style:style>
    <style:style style:name="T1" style:family="text">
      <style:text-properties style:font-name="Nimbus Roman No9 L"/>
    </style:style>
    <style:style style:name="T2"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style:font-name="Nimbus Roman No9 L"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style:font-name="Nimbus Roman No9 L"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Nimbus Roman No9 L" fo:font-size="13pt" fo:font-style="normal" fo:font-weight="bold" style:font-size-asian="13pt" style:font-style-asian="normal" style:font-weight-asian="bold" style:font-size-complex="13pt" style:font-style-complex="normal" style:font-weight-complex="bold"/>
    </style:style>
    <style:style style:name="T7" style:family="text">
      <style:text-properties style:font-name="Nimbus Roman No9 L" fo:font-size="14pt" fo:font-style="normal" fo:font-weight="bold" style:font-size-asian="14pt" style:font-style-asian="normal" style:font-weight-asian="bold" style:font-size-complex="14pt" style:font-style-complex="normal" style:font-weight-complex="bold"/>
    </style:style>
    <style:style style:name="T8" style:family="text">
      <style:text-properties fo:font-size="9pt" style:font-size-asian="9pt" style:font-size-complex="9pt"/>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xml:id="ct762054128" text:id="ct762054128">
          <text:insertion>
            <office:change-info>
              <dc:creator>Eric Gallager</dc:creator>
              <dc:date>2013-09-03T09: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SEP #1: Procedures for Scilab Enhancement Proposals</text:h>
      <text:p text:style-name="P5"/>
      <text:p text:style-name="P3"/>
      <text:p text:style-name="P3">SEP: #1</text:p>
      <text:p text:style-name="P3">Title: Procedure for Scilab Enhancement Proposals</text:p>
      <text:p text:style-name="P3">Version: <text:span text:style-name="Teletype"><text:span text:style-name="T8">1.0</text:span></text:span></text:p>
      <text:p text:style-name="P3">Author: Sylvestre Ledru &lt;<text:a xlink:type="simple" xlink:href="mailto:sylvestre.ledru@inria.fr">sylvestre.ledru@scilab.org</text:a>&gt; </text:p>
      <text:p text:style-name="P3">State: Draft V4</text:p>
      <text:p text:style-name="P3">Type: Procedure</text:p>
      <text:p text:style-name="P3">Scilab-Version: <text:span text:style-name="Teletype"><text:span text:style-name="T1">All</text:span></text:span></text:p>
      <text:p text:style-name="P3">Vote:"No: discussions and suggestions"</text:p>
      <text:p text:style-name="P3">Created: Monday, 01 december 2008</text:p>
      <text:p text:style-name="P5"/>
      <text:p text:style-name="P3"/>
      <text:h text:style-name="P20" text:outline-level="3">Abstract</text:h>
      <text:p text:style-name="P3">The subject of this SEP is to explain the principles behind SEPs (Scilab Enhancement Proposals), how to write them, and answer typical questions about rules, especially about adding or removing features in the Scilab version distributed by the consortium (FAQ)...</text:p>
      <text:h text:style-name="P20" text:outline-level="3">Rationale</text:h>
      <text:p text:style-name="P1"><text:span text:style-name="Teletype"><text:span text:style-name="T2">Before introducing the SEP idea, there was no clear and transparent process for adding or removing features in Scilab. It was done internally in the Scilab consortium in an unformal way.</text:span></text:span></text:p>
      <text:p text:style-name="P1"><text:span text:style-name="Teletype"><text:span text:style-name="T2">Because more and more contributors are involved into the project and also for transparency reasons, there is a need to define better processes explaining how the consortium and the community can make the software evolve in a common direction.</text:span></text:span></text:p>
      <text:p text:style-name="P1"><text:span text:style-name="Teletype"><text:span text:style-name="T2">Scilab is also a programming language. Thousand</text:span></text:span><text:span text:style-name="Teletype"><text:span text:style-name="T2">s</text:span></text:span><text:span text:style-name="Teletype"><text:span text:style-name="T2"> of functions are available to users. </text:span></text:span></text:p>
      <text:p text:style-name="P1"><text:span text:style-name="Teletype"><text:span text:style-name="T2">Evolutions are just standard in the lifecycle of a language/software like Scilab. The consortium and contributors feel the need to clearly explicit these evolutions, how they happen, how to suggest a new one... </text:span></text:span></text:p>
      <text:p text:style-name="P1"><text:span text:style-name="Teletype"><text:span text:style-name="T2">Scilab Enchancement Proposals (SEPs) are introduced in order to formalize this process in an easy and efficient way.</text:span></text:span></text:p>
      <text:p text:style-name="P1"><text:span text:style-name="Teletype"><text:span text:style-name="T2">Changes requiring a SEP to be written:</text:span></text:span></text:p>
      <text:list xml:id="list6483984349098267830" text:style-name="L1">
        <text:list-item>
          <text:p text:style-name="P11"><text:span text:style-name="Teletype"><text:span text:style-name="T2">Addition of new functions</text:span></text:span></text:p>
        </text:list-item>
        <text:list-item>
          <text:p text:style-name="P11"><text:span text:style-name="Teletype"><text:span text:style-name="T2">Addition of new features (a set of functions for example)</text:span></text:span></text:p>
        </text:list-item>
        <text:list-item>
          <text:p text:style-name="P11"><text:span text:style-name="Teletype"><text:span text:style-name="T2">Change of the type of an input/output argument</text:span></text:span></text:p>
        </text:list-item>
        <text:list-item>
          <text:p text:style-name="P11"><text:span text:style-name="Teletype"><text:span text:style-name="T2">Addition/</text:span></text:span><text:span text:style-name="Teletype"><text:span text:style-name="T2">Removal of an input argument from an existing function</text:span></text:span></text:p>
        </text:list-item>
        <text:list-item>
          <text:p text:style-name="P11"><text:span text:style-name="Teletype"><text:span text:style-name="T2">Addition</text:span></text:span><text:span text:style-name="Teletype"><text:span text:style-name="T2">/</text:span></text:span><text:span text:style-name="Teletype"><text:span text:style-name="T2">Removal of an output argument from an existing function</text:span></text:span></text:p>
        </text:list-item>
        <text:list-item>
          <text:p text:style-name="P11"><text:span text:style-name="Teletype"><text:span text:style-name="T2">Deletion of an existing function from the public interface (the public interface is the list of functions which are documented, i.e. for which there exist a help file)</text:span></text:span></text:p>
        </text:list-item>
        <text:list-item>
          <text:p text:style-name="P11"><text:span text:style-name="Teletype"><text:span text:style-name="T2">Change of t</text:span></text:span><text:span text:style-name="Teletype"><text:span text:style-name="T3">he behaviour of a fu</text:span></text:span><text:span text:style-name="Teletype"><text:span text:style-name="T2">nction, for instance improvement of the underlying algorithm, modification of tolerances on results, change in the output format of any value, </text:span></text:span><text:span text:style-name="Teletype"><text:span text:style-name="T2">etc.</text:span></text:span></text:p>
        </text:list-item>
        <text:list-item>
          <text:p text:style-name="P11"><text:span text:style-name="Teletype"><text:span text:style-name="T2">Addition of new non-optional input argument to a function</text:span></text:span></text:p>
        </text:list-item>
        <text:list-item>
          <text:p text:style-name="P11"><text:soft-page-break/><text:span text:style-name="Teletype"><text:span text:style-name="T2">Any change that make an existing test (non regression, bug fixing) fail and in need of an update.</text:span></text:span></text:p>
        </text:list-item>
        <text:list-item>
          <text:p text:style-name="P11"><text:span text:style-name="Teletype"><text:span text:style-name="T2">Any change concerning the rules described in the present SEP#1</text:span></text:span></text:p>
        </text:list-item>
      </text:list>
      <text:p text:style-name="P1"><text:span text:style-name="Teletype"><text:span text:style-name="T2">A SEP is not mandatory in any other situation. It is however recommended to write a SEP whenever the change in sight is more than trivial. Assessing where the exact limit is is left to common sense.</text:span></text:span></text:p>
      <text:h text:style-name="P20" text:outline-level="3">SEP use cases</text:h>
      <text:p text:style-name="P1"><text:span text:style-name="Teletype"><text:span text:style-name="T3">A </text:span></text:span><text:span text:style-name="Teletype"><text:span text:style-name="T3">SEP can be used in two ways:</text:span></text:span></text:p>
      <text:p text:style-name="P4"><text:span text:style-name="Teletype"><text:span text:style-name="T2">1) A Scilab developer/contributor (this includes any member of the operational team) needs to</text:span></text:span><text:span text:style-name="Teletype"><text:span text:style-name="T2"> </text:span></text:span><text:span text:style-name="Teletype"><text:span text:style-name="T2">introduce a new function into Scilab.</text:span></text:span></text:p>
      <text:list xml:id="list5817134350957261355" text:style-name="L2">
        <text:list-item>
          <text:p text:style-name="P17"><text:span text:style-name="Teletype"><text:span text:style-name="T2">A lambda user needs a new feature to be introduced into Scilab. He will write a SEP to explain exactly what he wants. The feature could be developed either </text:span></text:span><text:span text:style-name="Teletype"><text:span text:style-name="T2">by </text:span></text:span><text:span text:style-name="Teletype"><text:span text:style-name="T2">the Scilab consortium, or by a member of the Scilab consortium, or by any other contributor.</text:span></text:span></text:p>
        </text:list-item>
      </text:list>
      <text:p text:style-name="P1"><text:span text:style-name="Teletype"><text:span text:style-name="T6"/></text:span></text:p>
      <text:p text:style-name="P1"><text:span text:style-name="Teletype"><text:span text:style-name="T6">Steps</text:span></text:span></text:p>
      <text:list xml:id="list6588316906737254697" text:style-name="L3">
        <text:list-item>
          <text:p text:style-name="P12"><text:span text:style-name="Teletype"><text:span text:style-name="T2">Send an email to the Scilab developer mailing list explaining what would be the feature (to know if anyone is already working on it, if there is not already a solution...).</text:span></text:span></text:p>
        </text:list-item>
        <text:list-item>
          <text:p text:style-name="P12"><text:span text:style-name="Teletype"><text:span text:style-name="T2">Write your SEP (see the appropriate section </text:span></text:span><text:span text:style-name="Teletype"><text:span text:style-name="T2">below </text:span></text:span><text:span text:style-name="Teletype"><text:span text:style-name="T2">about this point)</text:span></text:span></text:p>
        </text:list-item>
        <text:list-item>
          <text:p text:style-name="P12"><text:span text:style-name="Teletype"><text:span text:style-name="T2">Send the SEP to the Scilab developer mailing list</text:span></text:span></text:p>
        </text:list-item>
        <text:list-item>
          <text:p text:style-name="P12"><text:span text:style-name="Teletype"><text:span text:style-name="T2">Wait for feedback/updates</text:span></text:span></text:p>
        </text:list-item>
        <text:list-item>
          <text:p text:style-name="P12"><text:span text:style-name="Teletype"><text:span text:style-name="T2">Discuss</text:span></text:span></text:p>
        </text:list-item>
        <text:list-item>
          <text:p text:style-name="P12"><text:span text:style-name="Teletype"><text:span text:style-name="T2">Iterate to the point 3 until a consensus is reached on the SEP.<text:tab/><text:line-break/></text:span></text:span><text:span text:style-name="Teletype"><text:span text:style-name="T5">Definition of a consensus: consensus is reached on the SEP when someone proposes on the dev list that consensus has been reached, and no one contradicts the assertion within three working days.<text:tab/><text:line-break/></text:span></text:span><text:span text:style-name="Teletype"><text:span text:style-name="T2">In case it becomes clear that no consensus can be re</text:span></text:span><text:span text:style-name="Teletype"><text:span text:style-name="T3">ached, call for a vote (see the sect</text:span></text:span><text:span text:style-name="Teletype"><text:span text:style-name="T2">ion dedicated to votes below)</text:span></text:span></text:p>
        </text:list-item>
        <text:list-item>
          <text:p text:style-name="P18">Start the development<text:span text:style-name="Teletype"><text:span text:style-name="T2"> (if not already done and included in the SEP as an implementation proposal)</text:span></text:span></text:p>
        </text:list-item>
        <text:list-item>
          <text:p text:style-name="P12"><text:span text:style-name="Teletype"><text:span text:style-name="T2">Update the SEP in order to state that it has been accepted and implemented (in which version of Scilab, if changes to the specification have been needed)</text:span></text:span></text:p>
        </text:list-item>
      </text:list>
      <text:p text:style-name="P1"><text:span text:style-name="Teletype"><text:span text:style-name="T6"/></text:span></text:p>
      <text:p text:style-name="P1"><text:span text:style-name="Teletype"><text:span text:style-name="T6">Writing a SEP</text:span></text:span></text:p>
      <text:p text:style-name="P1"><text:span text:style-name="Teletype"><text:span text:style-name="T2">A SEP is a specification of a proposed change or new feature in Scilab. The language used to write SEPs must be English.</text:span></text:span></text:p>
      <text:p text:style-name="P1"><text:span text:style-name="Teletype"><text:span text:style-name="T2">OpenOffice format is recommended. Other open formats are accepted. SEPs cannot be stored under any closed format (MS Word for instance).</text:span></text:span></text:p>
      <text:p text:style-name="P1"><text:span text:style-name="Teletype"><text:span text:style-name="T2">It is pretty easy and straigh</text:span></text:span><text:span text:style-name="Teletype"><text:span text:style-name="T2">t</text:span></text:span><text:span text:style-name="Teletype"><text:span text:style-name="T2">forward to write a SEP. A SEP template is available in the SEP directory </text:span></text:span><text:span text:style-name="Teletype"><text:span text:style-name="T2">of the Scilab repository and shall mandatorily be used: just fill in the blanks. Additional sections not necessarily present in the template may be added whenever it is felt necessary.</text:span></text:span></text:p>
      <text:p text:style-name="P1"><text:span text:style-name="Teletype"><text:span text:style-name="T2">Examples of optional sections in SEPs</text:span></text:span><text:span text:style-name="Teletype"><text:span text:style-name="T2">:</text:span></text:span></text:p>
      <text:list xml:id="list7343069132980167523" text:style-name="L4">
        <text:list-item>
          <text:p text:style-name="P15"><text:span text:style-name="Teletype"><text:span text:style-name="T2">Implementation</text:span></text:span></text:p>
        </text:list-item>
      </text:list>
      <text:p text:style-name="P7"><text:soft-page-break/><text:span text:style-name="Teletype"><text:span text:style-name="T2">Say a few words about how you intend to implement the feature. This section should be understandable by someone having a minimum knowledge of the internals. Don't explain everything from basics but put focus on the important points dealing with HOW the change will be implemented in the pre-existing codebase.</text:span></text:span></text:p>
      <text:list xml:id="list90401465" text:continue-list="list7343069132980167523" text:style-name="L4">
        <text:list-item text:start-value="1">
          <text:p text:style-name="P15"><text:span text:style-name="Teletype"><text:span text:style-name="T2">Use case</text:span></text:span></text:p>
        </text:list-item>
      </text:list>
      <text:p text:style-name="P7"><text:span text:style-name="Teletype"><text:span text:style-name="T2">Typical use cases of a new feature</text:span></text:span></text:p>
      <text:list xml:id="list1765172971" text:continue-list="list90401465" text:style-name="L4">
        <text:list-item text:start-value="1">
          <text:p text:style-name="P15"><text:span text:style-name="Teletype"><text:span text:style-name="T2">Alternatives</text:span></text:span></text:p>
        </text:list-item>
      </text:list>
      <text:p text:style-name="P7"><text:span text:style-name="Teletype"><text:span text:style-name="T2">Explain here what other possible paths have been explored, why they have been rejected, what were the arguments for the decision. State what were the alternate options, either in the feature itself, or the way it is implemented.</text:span></text:span></text:p>
      <text:list xml:id="list434229437" text:continue-list="list1765172971" text:style-name="L4">
        <text:list-item text:start-value="1">
          <text:p text:style-name="P15"><text:span text:style-name="Teletype"><text:span text:style-name="T2">Compatibility</text:span></text:span></text:p>
        </text:list-item>
      </text:list>
      <text:p text:style-name="P7"><text:span text:style-name="Teletype"><text:span text:style-name="T2">Stress here any compatibility issue with respect of Scilab versions. For instance if a new feature uses function </text:span></text:span><text:span text:style-name="Teletype"><text:span text:style-name="T5">readmymind</text:span></text:span><text:span text:style-name="Teletype"><text:span text:style-name="T2"> available only from Scilab 6, then this section should state that the change proposed by the SEP is not compatible with Scilab 5.x. or below.</text:span></text:span></text:p>
      <text:p text:style-name="P7"><text:span text:style-name="Teletype"><text:span text:style-name="T2">Also, the compatibility section should analyze any impact on the user's existing scripts. Non regression and backwards compatibility should be the rule. If this rule is broken by the proposed change, this MUST be said clearly in the SEP (and the "Compatibility" section is therefore no longer optional).</text:span></text:span></text:p>
      <text:list xml:id="list1603404298" text:continue-list="list434229437" text:style-name="L4">
        <text:list-item text:start-value="1">
          <text:p text:style-name="P15"><text:span text:style-name="Teletype"><text:span text:style-name="T2">Limitations and drawbacks</text:span></text:span></text:p>
        </text:list-item>
      </text:list>
      <text:p text:style-name="P7"><text:span text:style-name="Teletype"><text:span text:style-name="T2">Clearly state any limitation introduced by the changes summed up in the SEP. For instance, a new function </text:span></text:span><text:span text:style-name="Teletype"><text:span text:style-name="T5">readmymind</text:span></text:span><text:span text:style-name="Teletype"><text:span text:style-name="T2"> will be able to read the developer's mind, but not the users's mind. This must be explained.</text:span></text:span></text:p>
      <text:p text:style-name="P7"><text:span text:style-name="Teletype"><text:span text:style-name="T2">Also drawbacks should be highlighted, such as any caveat resulting from a new feature, any risk of breaking user's existing scripts, etc.</text:span></text:span></text:p>
      <text:list xml:id="list302439428" text:continue-list="list1603404298" text:style-name="L4">
        <text:list-item text:start-value="1">
          <text:p text:style-name="P15"><text:span text:style-name="Teletype"><text:span text:style-name="T2">Still &lt;TODO&gt;<text:line-break/>List here any topics not yet dealt with that the SEP need to clarify.</text:span></text:span></text:p>
        </text:list-item>
        <text:list-item>
          <text:p text:style-name="P13"><text:span text:style-name="Teletype"><text:span text:style-name="T2">Detailed reference implementation<text:tab/> <text:line-break/>If the feature does not require too many lines of code, it is possible to put the full implementation inside the SEP. Unicode diffs are preferred.</text:span></text:span></text:p>
        </text:list-item>
      </text:list>
      <text:p text:style-name="P6"><text:span text:style-name="Teletype"><text:span text:style-name="T2">A reference implementation of the proposal is in most of the cases a good idea to provide at SEP release time since it will allow other contributors to try the idea. The implementation may however be provided separately.</text:span></text:span></text:p>
      <text:list xml:id="list664363092" text:continue-list="list302439428" text:style-name="L4">
        <text:list-item text:start-value="1">
          <text:p text:style-name="P15"><text:span text:style-name="Teletype"><text:span text:style-name="T2">Unitary tests<text:line-break/>Some unitary tests of the code would be appreciated</text:span></text:span></text:p>
        </text:list-item>
      </text:list>
      <text:p text:style-name="P1"><text:span text:style-name="Teletype"><text:span text:style-name="T2">About SEPs contents:</text:span></text:span></text:p>
      <text:list xml:id="list3501216275695912753" text:style-name="L5">
        <text:list-item>
          <text:p text:style-name="P16"><text:span text:style-name="Teletype"><text:span text:style-name="T2">Profile consistency</text:span></text:span><text:span text:style-name="Teletype"><text:span text:style-name="T4"><text:line-break/></text:span></text:span><text:span text:style-name="Teletype"><text:span text:style-name="T2">When you are writing a SEP about a feature similar to others already available in Scilab, please try to keep as much as possible a strong consistency. <text:line-break/></text:span></text:span><text:span text:style-name="Teletype"><text:span text:style-name="T2">String or plotting functions are good examples. In both functions </text:span></text:span><text:span text:style-name="Teletype"><text:span text:style-name="T5">strstr</text:span></text:span><text:span text:style-name="Teletype"><text:span text:style-name="T2"> and </text:span></text:span><text:span text:style-name="Teletype"><text:span text:style-name="T5">strsplit</text:span></text:span><text:span text:style-name="Teletype"><text:span text:style-name="T2">, the haystack is the first input argument.</text:span></text:span></text:p>
        </text:list-item>
      </text:list>
      <text:p text:style-name="P1"><text:span text:style-name="Teletype"><text:span text:style-name="T2"/></text:span></text:p>
      <text:p text:style-name="P1"><text:span text:style-name="Teletype"><text:span text:style-name="T6">Voting</text:span></text:span></text:p>
      <text:p text:style-name="P1"><text:span text:style-name="Teletype"><text:span text:style-name="T2">Voting is the last resort action when no consensus can be reached.</text:span></text:span></text:p>
      <text:p text:style-name="P1"><text:span text:style-name="Teletype"><text:span text:style-name="T2">In such a case, voting is called on the developers mailing list. The voting p</text:span></text:span><text:span text:style-name="Teletype"><text:span text:style-name="T2">e</text:span></text:span><text:span text:style-name="Teletype"><text:span text:style-name="T2">riod starts at the </text:span></text:span><text:soft-page-break/><text:span text:style-name="Teletype"><text:span text:style-name="T2">moment <text:s/></text:span></text:span><text:span text:style-name="Teletype"><text:span text:style-name="T2">the call for votes is sent to this list. The duration of the voting period must be at least a full calendar week. The person calling for the vote may however select a longer voting period in his mail calling for the vote.</text:span></text:span></text:p>
      <text:p text:style-name="P1"><text:span text:style-name="Teletype"><text:span text:style-name="T2">People that have the right to vote are exactly those that have write access to the Scilab repository. Among these people, no vote is more important than any other vote. There is no possible veto by anybody. One person has exactly one voice, no more, no less.</text:span></text:span></text:p>
      <text:p text:style-name="P1"><text:span text:style-name="Teletype"><text:span text:style-name="T2">Votes are expressed publicly on the developer's mailing list.</text:span></text:span></text:p>
      <text:p text:style-name="P1"><text:span text:style-name="Teletype"><text:span text:style-name="T2">Valid votes are: YES, NO, BLANK. (BLANK is the same as not voting at all).</text:span></text:span></text:p>
      <text:p text:style-name="P1"><text:span text:style-name="Teletype"><text:span text:style-name="T2">A SEP is accepted whenever it receives at least 2/3 of the votes cast (not votes from the 2/3 of the people that can vote). Otherwise the SEP is rejected.</text:span></text:span></text:p>
      <text:p text:style-name="P1"><text:span text:style-name="Teletype"><text:span text:style-name="T6">SEP workflow</text:span></text:span></text:p>
      <text:p text:style-name="P8"><text:span text:style-name="Teletype"><text:span text:style-name="T2"><text:s text:c="4"/>Draft<text:tab/>(pending discussion, no consensus reached, or currently subject to voting – Increment SEP version any time it receives any change reflecting the ongoing discussion)</text:span></text:span></text:p>
      <text:p text:style-name="P9"><text:span text:style-name="Teletype"><text:span text:style-name="T2"><text:s text:c="8"/>|</text:span></text:span></text:p>
      <text:p text:style-name="P10"><text:span text:style-name="Teletype"><text:span text:style-name="T2"><text:s text:c="2"/>Accepted<text:tab/>(consensus reached, or positively voted, possibly no implementation yet)</text:span></text:span></text:p>
      <text:p text:style-name="P10"><text:span text:style-name="Teletype"><text:span text:style-name="T2">or Rejected<text:tab/>(consensus for NO, or negatively voted)</text:span></text:span></text:p>
      <text:p text:style-name="P9"><text:span text:style-name="Teletype"><text:span text:style-name="T2"><text:s text:c="8"/>|</text:span></text:span></text:p>
      <text:p text:style-name="P9"><text:span text:style-name="Teletype"><text:span text:style-name="T2"><text:s text:c="5"/>Final<text:tab/>(spec. update done reflecting comments and changes discussed on the dev list, possibly still no implementation yet)</text:span></text:span></text:p>
      <text:p text:style-name="P9"><text:span text:style-name="Teletype"><text:span text:style-name="T2"><text:s text:c="8"/>|</text:span></text:span></text:p>
      <text:p text:style-name="P9"><text:span text:style-name="Teletype"><text:span text:style-name="T2"><text:s text:c="2"/>Integrated<text:tab/>(the Scilab version including the feature must be mentioned)</text:span></text:span></text:p>
      <text:p text:style-name="P9"/>
      <text:p text:style-name="P1"><text:span text:style-name="Teletype"><text:span text:style-name="T7">How is the proposed change going to be incorporated in the standard distribution of Scilab ?</text:span></text:span></text:p>
      <text:p text:style-name="P1"><text:span text:style-name="Teletype"><text:span text:style-name="T2">When consensus could be reached, or when no consensus could be reached but the vote was successful, the change can be integrated the way it has been specified in the SEP in the standard Scilab distribution. For legal reasons, the author of the implementation in Scilab must have signed the developer agreement. The originator of a SEP however may be another person, not subject to the terms of this agreement.</text:span></text:span></text:p>
      <text:p text:style-name="P1"><text:span text:style-name="Teletype"><text:span text:style-name="T2">In no consensus could be reached, or in case of a negative vote, the change proposed by the SEP can not be integrated in the standard Scilab distribution. In such a case, there are other possibilities for making the feature available, such as creating a toolbox or use a (future) packaging system which will enable the diffusion of the features which have not been included in the standard Scilab distribution.</text:span></text:span></text:p>
      <text:p text:style-name="P1"><text:span text:style-name="Teletype"><text:span text:style-name="T2">The procedure concerning the inclusion of the code into the official Scilab has been determined yet and </text:span></text:span><text:span text:style-name="Teletype"><text:span text:style-name="T2">should be the object of a new SEP in the future.</text:span></text:span></text:p>
      <text:p text:style-name="P1"/>
      <text:p text:style-name="P1"><text:span text:style-name="Teletype"><text:span text:style-name="T7">Storage of SEPs and version control</text:span></text:span></text:p>
      <text:p text:style-name="P1"><text:span text:style-name="Teletype"><text:span text:style-name="T2">SEPs are stored in the same GIT repository as Scilab in the directory git.repository/SEP/. If you don't have write permission on the repository, please send an email to the developer mailing list, someone will push it for you.</text:span></text:span></text:p>
      <text:p text:style-name="P1"><text:soft-page-break/><text:span text:style-name="Teletype"><text:span text:style-name="T2"/></text:span></text:p>
      <text:h text:style-name="P20" text:outline-level="3">Changelog</text:h>
      <text:p text:style-name="P1">1.0 – Sylvestre Ledru &lt;<text:a xlink:type="simple" xlink:href="mailto:sylvestre.ledru@scilab.org">sylvestre.ledru@scilab.org</text:a>&gt; Initial version</text:p>
      <text:h text:style-name="P21" text:outline-level="3">Copyright</text:h>
      <text:p text:style-name="P2"><text:tab/><text:span text:style-name="Teletype"><text:span text:style-name="T2">This document has been placed under the license CeCILL-B.</text:span></text:span><text:change-start text:change-id="ct762054128"/></text:p>
      <text:p text:style-name="P2"><text:change-end text:change-id="ct762054128"/><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Sabine GAUZERE</meta:initial-creator>
    <meta:creation-date>2008-06-03T13:58:05</meta:creation-date>
    <dc:date>2013-09-03T09:09:16</dc:date>
    <meta:print-date>2009-01-13T11:27:43</meta:print-date>
    <meta:editing-cycles>184</meta:editing-cycles>
    <meta:editing-duration>P1DT15H16M17S</meta:editing-duration>
    <meta:document-statistic meta:table-count="0" meta:image-count="0" meta:object-count="0" meta:page-count="5" meta:paragraph-count="92" meta:word-count="1660" meta:character-count="9856"/>
    <dc:creator>Eric Gallager</dc:creator>
    <meta:user-defined meta:name="Info 1"/>
    <meta:user-defined meta:name="Info 2"/>
    <meta:user-defined meta:name="Info 3"/>
    <meta:user-defined meta:name="Info 4"/>
  </office:meta>
</office:document-meta>
</file>